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5in" style:rel-column-width="11825*"/>
    </style:style>
    <style:style style:name="Table1.B" style:family="table-column">
      <style:table-column-properties style:column-width="1.3646in" style:rel-column-width="12909*"/>
    </style:style>
    <style:style style:name="Table1.C" style:family="table-column">
      <style:table-column-properties style:column-width="1.3333in" style:rel-column-width="12614*"/>
    </style:style>
    <style:style style:name="Table1.D" style:family="table-column">
      <style:table-column-properties style:column-width="1.4583in" style:rel-column-width="13796*"/>
    </style:style>
    <style:style style:name="Table1.E" style:family="table-column">
      <style:table-column-properties style:column-width="1.5208in" style:rel-column-width="1439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Andale Mono"/>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style:font-name="Andale Mono"/>
    </style:style>
    <style:style style:name="P7" style:family="paragraph" style:parent-style-name="Text_20_body">
      <style:paragraph-properties fo:margin-left="0in" fo:margin-right="0in" fo:text-indent="0in" style:auto-text-indent="false"/>
      <style:text-properties style:font-name="Arial1"/>
    </style:style>
    <style:style style:name="P8" style:family="paragraph" style:parent-style-name="Text_20_body">
      <style:paragraph-properties fo:margin-left="0in" fo:margin-right="0in" fo:text-indent="0in" style:auto-text-indent="false" fo:break-before="page"/>
    </style:style>
    <style:style style:name="P9" style:family="paragraph" style:parent-style-name="Text_20_body">
      <style:paragraph-properties fo:break-before="page"/>
    </style:style>
    <style:style style:name="P10" style:family="paragraph" style:parent-style-name="Table_20_Contents">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Heading">
      <style:text-properties fo:font-size="10pt" style:font-size-asian="10pt" style:font-size-complex="10pt"/>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T1" style:family="text">
      <style:text-properties style:font-name="Andale Mono"/>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font-name="Arial1"/>
    </style:style>
    <style:style style:name="T7" style:family="text">
      <style:text-properties style:font-name="Arial1" fo:font-style="italic" style:font-style-asian="italic" style:font-style-complex="italic"/>
    </style:style>
    <style:style style:name="T8" style:family="text">
      <style:text-properties officeooo:rsid="0006361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Notices<text:tab/>1</text:p>
          <text:p text:style-name="P13">Preface<text:tab/>1</text:p>
          <text:p text:style-name="P14">Audience<text:tab/>2</text:p>
          <text:p text:style-name="P14">References<text:tab/>2</text:p>
          <text:p text:style-name="P13">The IBM Mainframe Boot Process<text:tab/>3</text:p>
          <text:p text:style-name="P14">Past is Prologue<text:tab/>3</text:p>
          <text:p text:style-name="P14">IBM Mainframe Initial Program Load Function<text:tab/>4</text:p>
          <text:p text:style-name="P14">IBM Mainframe Input/Output Operations<text:tab/>5</text:p>
          <text:p text:style-name="P14">The IPL Read CCW Order<text:tab/>6</text:p>
          <text:p text:style-name="P15">Starting the CPU<text:tab/>7</text:p>
          <text:p text:style-name="P14">SATK and the Mainframe Bare-metal Boot Process<text:tab/>7</text:p>
          <text:p text:style-name="P13">Packaging Standard for Mainframe Booting<text:tab/>10</text:p>
          <text:p text:style-name="P14">IPL Medium Record Content<text:tab/>10</text:p>
          <text:p text:style-name="P14">Executable and Linking Format File Structure<text:tab/>11</text:p>
        </text:index-body>
      </text:table-of-content>
      <text:p text:style-name="Standard"/>
      <text:p text:style-name="Text_20_body">Copyright (C) 2012 Harold Grovesteen</text:p>
      <text:p text:style-name="Text_20_body">See the file <text:span text:style-name="T1">doc/fdl-1.3.txt</text:span> for copying conditions.</text:p>
      <text:h text:style-name="Heading_20_1" text:outline-level="1">Notices</text:h>
      <text:p text:style-name="Text_20_body">Enterprise Systems Architecture/390, and ESA/390, IBM, System/370 and z/Architecture are trademarks of the international Business Machines Corporation.</text:p>
      <text:h text:style-name="Heading_20_1" text:outline-level="1">Preface</text:h>
      <text:p text:style-name="Text_20_body">Bare-metal programs access the underlying platform directly without the benefit of an <text:s/>operating system. <text:s/>Within IBM mainframe nomenclature, the term “stand-alone” refers to a bare-metal program. <text:s/>The Stand-alone Took Kit (SATK) targets the development of bare-metal IBM mainframe programs.</text:p>
      <text:p text:style-name="Text_20_body">This document provides an introduction to the mainframe boot process required for loading bare-metal programs into IBM mainframe or mainframe compatible systems. <text:s/>No assumption is made about the audience, other than a general understanding of how computers function. <text:s/>A mainframe background is not expected of the reader. <text:s/></text:p>
      <text:p text:style-name="Text_20_body">The entire process of creating bare-metal programs targeting IBM mainframe systems is completely driven by the process involved in bringing a bare-metal program into the mainframe's volatile memory from external storage. <text:s/>The first topic addressed is “The IBM Mainframe Boot Process.” <text:s/>For a reader never before exposed to the topic, this first section may seem to be a deep dive. <text:s/>In reality the description found here is only an overview of the boot process, called the Initial Program Load (IPL) function in mainframe parlance. <text:s/>The description intends to bridge the gap between the highly technical information found in, albeit <text:soft-page-break/>dispersed within, the IBM Principle of Operation manuals and the technical details discussed but not explained in the <text:span text:style-name="T2">IPL ELF ABI Supplement</text:span>. <text:s/>Understanding the IPL process is critical in understanding how to use the tools provided by the SATK supporting it. <text:s/>How the Executable and Linking Format executable file structure has been leveraged for the packaging of IPL medium content described in the “IPL ELF ABI Supplement” section is important for understanding how to code and create the packaged IPL medium content using programming tools supporting the ELF.</text:p>
      <text:h text:style-name="Heading_20_2" text:outline-level="2">Audience</text:h>
      <text:p text:style-name="Text_20_body">This document does not assume knowledge of mainframe systems, but does expect a general understanding of computer systems. <text:s/>Mainframe specific terminology is introduced in the context of terms prevalent in computing today.</text:p>
      <text:p text:style-name="Text_20_body">Actual use of the SATK, though, does require sufficient exposure to mainframe assembler language programming that allows the assembler source code provided with the SATK to be useful.</text:p>
      <text:h text:style-name="Heading_20_2" text:outline-level="2">References</text:h>
      <text:p text:style-name="Text_20_body">References in this document use a reference's number identified here and optionally a page number enclosed in square brackets, for example, [1] or [1,45].</text:p>
      <text:list xml:id="list4607927561" text:style-name="L1">
        <text:list-item>
          <text:p text:style-name="P16">“Booting”, <text:a xlink:type="simple" xlink:href="http://en.wikipedia.org/wiki/Booting">http://en.wikipedia.org/wiki/Booting</text:a></text:p>
        </text:list-item>
        <text:list-item>
          <text:p text:style-name="P16">George Dyson, <text:span text:style-name="T2">Turing's Cathedral</text:span> (New York: Pantheon Books, 2012)</text:p>
        </text:list-item>
        <text:list-item>
          <text:p text:style-name="P16"><text:span text:style-name="T2">IBM System/360 Principles of Operation</text:span>, <text:span text:style-name="T3">December, 1967, </text:span><text:a xlink:type="simple" xlink:href="http://www.bitsavers.org/pdf/ibm/360/princOps/A22-6821-7_360PrincOpsDec67.pdf"><text:span text:style-name="T3">http://www.bitsavers.org/pdf/ibm/360/princOps/A22-6821-7_360PrincOpsDec67.pdf</text:span></text:a></text:p>
        </text:list-item>
      </text:list>
      <text:p text:style-name="Text_20_body"/>
      <text:p text:style-name="P9"/>
      <text:h text:style-name="Heading_20_1" text:outline-level="1">The IBM Mainframe Boot Process</text:h>
      <text:p text:style-name="Text_20_body">Computing systems utilize a process, called the “boot” process, for loading into volatile storage a computer program from external media. <text:s/>This follows the power-on process that makes the computer system usable. <text:s text:c="2"/>Many modern computer systems, for example an Intel PC or mobile ARM device, may have already installed permanent fixed content used to start loading the system software. <text:s/>On these systems the boot process seamlessly follows the power-on process such that all a human operator needs to do is turn on the computer system's power. <text:s/>This process can be described with these four steps:</text:p>
      <text:list xml:id="list1106141757" text:style-name="L2">
        <text:list-item>
          <text:p text:style-name="P17">Power on the computer system,</text:p>
        </text:list-item>
        <text:list-item>
          <text:p text:style-name="P17">Start computer execution with permanent non-volatile memory content that</text:p>
        </text:list-item>
        <text:list-item>
          <text:p text:style-name="P17">Loads volatile memory with externally stored program content, and</text:p>
        </text:list-item>
        <text:list-item>
          <text:p text:style-name="P17">Starts executing the loaded content by transferring control to it.</text:p>
        </text:list-item>
      </text:list>
      <text:h text:style-name="Heading_20_2" text:outline-level="2">Past is Prologue</text:h>
      <text:p text:style-name="Text_20_body">However, this process has not always existed. <text:s/>From the very beginning of computer technology in the mid-1940's, a mechanism has been required to introduce into volatile memory content stored on external media for execution by the computer system. <text:s/>However the processing of the data continued to be driven by plug board programming, the same technology used by the preceding generation of unit record technology. <text:s/></text:p>
      <text:p text:style-name="Text_20_body">The Von Neumann computer architecture introduced the concept of in memory instructions and an instruction pointer that points to the computer instruction being executed. [2,193] <text:s/>The original ENIAC developed in the mid-1940's had memory, registers (called adders) and the ability to read and write data. <text:s/>But it had no CPU. <text:s/>The enhancement in 1949 was the creation of a CPU. <text:s/>This was accomplished by fixing the programming of the plug board to recognize a set of instructions manually set in a bank of switches. <text:s/>The settings of these switches constituted a form of persistent “instruction memory” into which the instruction pointer controlled execution. Four of ENIAC's 20 registers were reserved for use of the new fixed plug-board configuration and instruction memory. <text:s/>One became the “instruction pointer” into instruction memory. <text:s/>Another became an “accumulator”. <text:s text:c="2"/>The other two were used as needed by the plug-board for instruction execution. <text:s/></text:p>
      <text:p text:style-name="Text_20_body">The successor to the enhanced ENIAC, the MANIAC system, operational in 1952, allowed instructions and program data to co-reside in volatile memory and be read directly from externally stored content. <text:s/>Now not only was it possible to read/write data but also program instructions. <text:s/>Boot processing as it is known today was truly born. <text:s/>These fundamental concepts form the basis of all boot processes. <text:s/>The earliest boot process can be described with a different set of four steps, all of which were originally performed by a human operator:</text:p>
      <text:list xml:id="list398353682" text:style-name="L3">
        <text:list-item>
          <text:p text:style-name="P18">Power on the computer system,</text:p>
        </text:list-item>
        <text:list-item>
          <text:p text:style-name="P18"><text:soft-page-break/>Load memory with program content,</text:p>
        </text:list-item>
        <text:list-item>
          <text:p text:style-name="P18">Set the CPU instruction pointer, and </text:p>
        </text:list-item>
        <text:list-item>
          <text:p text:style-name="P18">Start CPU execution of the loaded content.</text:p>
        </text:list-item>
      </text:list>
      <text:p text:style-name="Text_20_body">The exact mechanisms of this process used by the first Von Neumann architecture computer are obscured by the passage of time.</text:p>
      <text:p text:style-name="Text_20_body">Whereas the modern boot process can be described as “execute then load”, the original boot process was effectively “load then execute”. <text:s/>For many modern computer systems, the “execute then load” process is really only the first stage of an extended boot process. <text:s/>In the extended boot process, the loaded program content into volatile memory is nothing more than a more sophisticated program that targets further loading of memory in preparation for the real task intended for the computer, usually, running an operating system.</text:p>
      <text:p text:style-name="Text_20_body">Regardless of which boot process has been used, the original process or the more modern one, the computer system is in the same state: a bare-metal program is executing. <text:s/>When a bare-metal program performs memory loading of program content along the path to a running computer, it is referred to as a “boot loader”.</text:p>
      <text:h text:style-name="Heading_20_2" text:outline-level="2">IBM Mainframe Initial Program Load Function</text:h>
      <text:p text:style-name="Text_20_body">Von Neumann became affiliated with IBM in the 1940's. <text:s/>Von Neumann's influence can be seen on the computer systems produced by IBM. <text:s/>The first computer system provided by IBM in 1952, the 701, a near carbon copy of the Von Neumann MANIAC [3, 267], followed the “load then execute” boot process. [1] <text:s/>The IBM mainframe systems, first becoming available in 1965 (announced in 1964) with the System/360, are only slightly more than a decade from the first Von Neumann modern stored program computer. <text:s/>Not only was it possible to read/write data but also program instructions from external storage with the earliest IBM systems. <text:s/>This influence is directly seen from this description of the System/360 boot process in <text:span text:style-name="T2">IBM System/360 Principles of Operation</text:span><text:span text:style-name="T3">, A22-6821</text:span>:</text:p>
      <text:p text:style-name="P3">Power-on Key ... is pressed to initiate the power on sequence of the system. [3,124]</text:p>
      <text:p text:style-name="P3">Pressing the load key ... initiates a read operation from the selected input device. <text:s/>When reading is completed satisfactorily, a new PSW is obtained, the CPU starts operating... . [3,123]</text:p>
      <text:p text:style-name="P5">It is pretty clear this process consolidates steps two through four of the original boot process into a single action taken by the human operator (pressing the load key). <text:s/>Step 1, the power on process remains a separate human action. <text:s/>The boot process steps now become:</text:p>
      <text:list xml:id="list512193922" text:style-name="L4">
        <text:list-item>
          <text:p text:style-name="P19">Press the power-on key, previously, power on the computer system,</text:p>
        </text:list-item>
        <text:list-item>
          <text:p text:style-name="P19">Press the load key, initiating a read operation, previously, load volatile memory with externally stored program content,</text:p>
        </text:list-item>
        <text:list-item>
          <text:p text:style-name="P19">A new PSW was obtained (see “Starting the CPU” section for details), previously, set the CPU instruction pointer,</text:p>
        </text:list-item>
        <text:list-item>
          <text:p text:style-name="P19"><text:soft-page-break/>CPU starts operating, previously, start CPU execution of the loaded content.</text:p>
        </text:list-item>
      </text:list>
      <text:p text:style-name="Text_20_body">Clearly, mainframes follow a “load then execute” boot process model with its historical roots in the earliest computers. <text:s/>This “load then execute” process embeds steps two through four into what is described by mainframe nomenclature as the Initial Program Load (IPL) function. <text:s/>All mainframe systems even today, separate the power-on process from the IPL function as two separate human actions. <text:s/>The mechanisms used have evolved but the two step process remains. <text:s/></text:p>
      <text:p text:style-name="Text_20_body">The SATK provided IPL ELF ABI Supplement describes packaging of content for use by this IPL function in an ELF executable. <text:s/>At the completion of the IPL function, either the intended bare-metal program is running or the second stage of an extended boot process' boot loader is in control. <text:s/>The SATK supports both scenarios and provides sample boot loaders when a one is required.</text:p>
      <text:h text:style-name="Heading_20_2" text:outline-level="2">IBM Mainframe Input/Output Operations</text:h>
      <text:p text:style-name="Text_20_body">Most computer systems today offer direct memory access input/output operations. <text:s/>Data sent to a device is accessed directly from the systems volatile memory and data provided by a device are placed directly in the systems volatile memory. <text:s/>For some systems communication with the device itself is also performed through memory accesses by the use of memory mapped I/O. <text:s/>In this case, system specific memory locations actually communicate with a device rather than accessing volatile memory. <text:s/>Many modern systems have devices as part of the motherboard. <text:s/>Some though are actually cabled to the motherboard. <text:s/>Anyone who has added or changed a hard drive in a PC is familiar with this design. <text:s/>In these cases, there is frequently a set of circuitry on the motherboard that acts as the device controller. <text:s/>It provides communication between the device and the processor and memory residing on the motherboard.</text:p>
      <text:p text:style-name="Text_20_body">From its inception, mainframes have utilized direct memory access for the movement of data between volatile memory and the device. <text:s/>The same direct memory accesses are used when communicating with the device itself, as opposed to movement of program data. <text:s/>The concept of a device controller is universal within mainframe technology. <text:s/>All devices communicate via a controller. <text:s/>The controller historically has been a physically separate component of the mainframe. <text:s/>As a physically separate piece of hardware, the controller itself was cabled to the mainframe CPU. <text:s/>One of the truly innovative features of the first IBM mainframes was a universally shared input/output interface. <text:s/>The CPU/control unit interface was the same both logically and physically for all devices. <text:s/>The same programming mechanism was shared for all devices.</text:p>
      <text:p text:style-name="Text_20_body">Obviously, not all devices are the same and each requires its own set of control operations tailored to the device itself. <text:s/>The IBM mainframes provided a communication protocol used by all control units talking to the mainframe over the physical cabling to tail<text:span text:style-name="T8">o</text:span>r the information exchanged for each device. <text:s/>Control units (and by inference devices attached to the control unit) operate on individual commands (or orders). <text:s/>Each order is associated with the starting location in volatile memory where data is to be written or read and the number of bytes of data that will be transferred. <text:s/>If the number of bytes to be transfer<text:span text:style-name="T8">r</text:span>ed is variable, then the <text:soft-page-break/>maximum number of bytes transferred can be alternatively specified. <text:s/>Device control information then becomes simply data transferred like any other data and is differentiated from program data by the specific order used with the device.</text:p>
      <text:p text:style-name="Text_20_body">Multiple orders may be strung together to form a complete set of input/output operation. <text:s/>And the control unit is able to provide status information with regard to each order in the string. <text:s/>An unsuccessful order results in the termination of the entire string. <text:s/>The information associated with each order is specified by the program in eight bytes, or a double-word, of structured data in volatile memory. <text:s/>This structure is called a Channel Command Word (CCW) and the string of CCW's that constitute the entire I/O operation is called a channel program. <text:s/>Flags within the structure indicate whether the string is continued, also referred to as chaining, and which fields will be meaningful in the next CCW of the channel program. <text:s/>Just as CPU's have an instruction set, the CCW can be viewed as instructions for mainframe I/O devices. <text:s/>Different devices recognize different sets of instructions and the same instruction order may not have the same meaning for each device. <text:s/>Some devices can actually transfer data with a single CCW others may require a chain of orders to do so.</text:p>
      <text:p text:style-name="Text_20_body">By design, I/O operations are asynchronous from the operation of the mainframe CPU. <text:s/>The CPU does not wait for the I/O operation to complete before going on to its next instruction. <text:s/>All the CPU does is initiate the operation at the device. <text:s/>This is very much like spawning a separate thread in a program. <text:s/>The thread proceeds separate from the portion of the program that initiated it. <text:s/>This is how all I/O operations on the mainframe occur. <text:s/>Completion, successful or not, of the asynchronous I/O operation is signaled to the CPU by means of a program interruption. <text:s/>The information supplied by the I/O interruption includes the status supplied by the control unit for the last executed order. <text:s/>The interruption information also allows the last CCW executed to be identified. <text:s/>If it is a successful termination, that implies the entire string of CCW's succeeded. <text:s/>If the information indicates failure, then the failing CCW is identified with its failure status.</text:p>
      <text:h text:style-name="Heading_20_2" text:outline-level="2">The IPL Read CCW Order</text:h>
      <text:p text:style-name="Text_20_body">This preceding discussion of I/O orders and CCW structures provides the context for understanding how the I/O operations relates to the mainframe IPL function. <text:s/>The first step in the IPL function is “a read operation” initiated at the device containing the bare-metal program content intended to be run. <text:s/>There is a special CCW order that all devices storing content recognize for the purpose of participating in the IPL function, <text:s/>the IPL Read CCW order.</text:p>
      <text:p text:style-name="Text_20_body">For media that operates in a sequential fashion, like a 80-byte card image reader (card readers do not really exist today), or a physical tape, the IPL Read CCW order not only operates as a normal read operation, it is the same order. <text:s/>The data read by the IPL Read CCW order is typically the first record of the sequential medium. <text:s/>However, on devices that provide random access to data stored on the medium, that is disk drives, the IPL Read CCW order will also imply some positioning to a specific disk location where the data for the IPL Read CCW order must be placed and from which it will be read during the IPL function's operation.</text:p>
      <text:p text:style-name="Text_20_body">This is a description of how the IPL Read CCW order is used by the IPL function:</text:p>
      <text:p text:style-name="P3"><text:soft-page-break/>...the selected input device starts reading. <text:s/>The first 24 bytes read are placed in storage location 0-23. ... <text:s/>The double-word read into location 8 is used as the channel command word (CCW) for a subsequent I/O operation. <text:s/>When chaining is specified in this CCW, the operation proceeds with the CCW in location 16. [3, 123]</text:p>
      <text:p text:style-name="P5">As this description states, the IPL Read CCW order is really the start of a chain of orders. <text:s/>The IPL Read CCW itself is simulated by the CPU hardware, but it initiates a chain of CCW's that resides in locations 8-23 or volatile memory and wherever else in memory further parts of the chain are read. <text:s/>The entire purpose of the chain is the loading of the bare-metal program. <text:s/>By the point at which the chain finally completes, the bare-metal program has been placed in absolute storage, “storage” being the term used by mainframes for volatile memory. <text:s/>At this point, step 2 of the boot process has completed.</text:p>
      <text:h text:style-name="Heading_20_3" text:outline-level="3">Starting the CPU</text:h>
      <text:p text:style-name="P5">Mainframe CPU's utilize another data structure for managing the run-time CPU state. <text:s/>This state includes the instruction pointer. <text:s/>Setting the instruction pointer and starting the CPU are steps 3 and 4 in the historical boot process described above. <text:s/>For mainframe's then, a Program Status Word (PSW), as the CPU state structure is named, must be established that will provide the initial instruction pointer location. <text:s/>How this is achieved and is introduced into the CPU's state is described for the System/360, this way:</text:p>
      <text:p text:style-name="P3">The CPU subsequently fetches the double-word in location 0 as a new PSW and proceeds under control of the new PSW. [3, 123]</text:p>
      <text:p text:style-name="P5">In the quoted passage above, “subsequently” means following the successful completion of the IPL Read CCW device order chain. <text:s/>From where, then, does this “new PSW” come? <text:s/>As the description of the IPL Read CCW order states in the previous section, this new PSW is placed in storage location 0 by the operation of the IPL Read CCW order itself. <text:s/>It presumes the successful loading of the bare-metal program by the IPL Read CCW initiated chain of orders. <text:s/>The actual instruction address is obviously dependent upon where the bare-metal program is placed in storage and the actual entry point of the bare-metal program itself.</text:p>
      <text:h text:style-name="Heading_20_2" text:outline-level="2">SATK and the Mainframe Bare-metal Boot Process</text:h>
      <text:p text:style-name="P5">The above seemingly long description of the mainframe boot process exposes the number of elements that must be considered when simply attempting to boot a bare-metal program into an IBM mainframe system.</text:p>
      <text:list xml:id="list1128566927" text:style-name="L5">
        <text:list-item>
          <text:p text:style-name="P20">The IPL medium will dictate the set of device orders that must be used by the boot process.</text:p>
        </text:list-item>
        <text:list-item>
          <text:p text:style-name="P20">The IPL medium will dictate where the IPL Read CCW where some of the data read by the IPL Read CCW chain may reside, and in particular where the data of the IPL Read CCW order itself will reside.</text:p>
        </text:list-item>
        <text:list-item>
          <text:p text:style-name="P20">The location and requirements of the bare-metal program will drive the first eight bytes of data read by the IPL Read CCW order issued to the IPL device. <text:s/>Any change in the <text:soft-page-break/>location of the entry-point will change the IPL Read CCW order's data.</text:p>
        </text:list-item>
        <text:list-item>
          <text:p text:style-name="P20">The requirements of the IPL Read CCW chain and the device media drives the content of the data read by subsequent CCW's of the initial chain.</text:p>
        </text:list-item>
        <text:list-item>
          <text:p text:style-name="P20">The locations of the bare-metal program and follow-on CCW's of the chain will influence the chain itself. <text:s/>Changes in medium locations, will alter the IPL Read CCW chain.</text:p>
        </text:list-item>
        <text:list-item>
          <text:p text:style-name="P20">The required content must be placed at the required locations on the IPL media itself.</text:p>
        </text:list-item>
      </text:list>
      <text:p text:style-name="Text_20_body">Add to these considerations the following:</text:p>
      <text:list xml:id="list1349492012" text:continue-numbering="true" text:style-name="L5">
        <text:list-item>
          <text:p text:style-name="P20">Loading any additional content besides the bare-metal program itself into mainframe storage during the IPL function increases the complexities of all of these considerations.</text:p>
        </text:list-item>
        <text:list-item>
          <text:p text:style-name="P20">Utilizing a boot loader adds to these further considerations, such as how the bare-metal program is located by the boot loader for loading into storage.</text:p>
        </text:list-item>
      </text:list>
      <text:p text:style-name="Text_20_body">Juggling all of these factors makes the process of booting a bare-metal mainframe program a complex design process. <text:s/>This does not yet include considerations of how the bare-metal program will actually achieve its objectives after it is running, but does illustrate the complexities required to support the boot process.</text:p>
      <text:p text:style-name="Text_20_body"><text:span text:style-name="T4">The SATK addresses ALL of these complex relationships</text:span> through a:</text:p>
      <text:list xml:id="list479795181" text:style-name="L6">
        <text:list-item>
          <text:p text:style-name="P21">packaging standard, discussed in the next section, and a </text:p>
        </text:list-item>
        <text:list-item>
          <text:p text:style-name="P21">utility for creating the IPL medium's content and storing it on the IPL medium, discussed in the last section. <text:s/></text:p>
        </text:list-item>
      </text:list>
      <text:p text:style-name="Text_20_body">It turns out that by basing the packaging standard upon the ELF and providing sufficient intelligence in the utility itself, a standard ELF can ultimately be used without any special content. <text:s/>This ultimately frees the bare-metal programmer from having to actually consider any of these details other than a few decisions, for example,</text:p>
      <text:list xml:id="list213054073" text:style-name="L7">
        <text:list-item>
          <text:p text:style-name="P22">which IPL medium will be used or </text:p>
        </text:list-item>
        <text:list-item>
          <text:p text:style-name="P22">which prepackaged boot loader (in the samples directory) to use with the medium.</text:p>
        </text:list-item>
      </text:list>
      <text:p text:style-name="Text_20_body">The SATK utility that provides this functionality is the IPL Medium Preparation Processor utility located within the tool kit at:</text:p>
      <text:p text:style-name="P4">tools/ipl/iplmed.py</text:p>
      <text:p text:style-name="P5">The <text:span text:style-name="T1">iplmed.py</text:span> tool will place on the IPL medium the:</text:p>
      <text:list xml:id="list40299572" text:style-name="L8">
        <text:list-item>
          <text:p text:style-name="P23">Entire IPL Read CCW chain (and PSW for starting the booted bare-metal program), the</text:p>
        </text:list-item>
        <text:list-item>
          <text:p text:style-name="P23">Bare-metal program itself, an</text:p>
        </text:list-item>
        <text:list-item>
          <text:p text:style-name="P23">Optional boot loader for loading the bare-metal program, and an</text:p>
        </text:list-item>
        <text:list-item>
          <text:p text:style-name="P23">Optional assigned storage content for the first 512 bytes of storage.</text:p>
        </text:list-item>
      </text:list>
      <text:p text:style-name="Text_20_body"><text:soft-page-break/>Following the hardware generated IPL Read CCW, the IPL mainframe boot process may be extended to suit the needs of the program. <text:s/>This allows the introduction by the SATK of a new component to the process identified in the last bullet above. <text:s/>The mainframe architecture assigns standard usage of portions of the first 512 bytes of storage. <text:s/>The SATK extends the boot process by allowing the content of these special areas to be initialized during the boot process itself rather than by the bare-metal program. <text:s/>This is extremely useful in establishing interruption new PSW's that will trap an unexpected interrupt (such as from faulty bare-metal coding) independent of and preceding the actual running of the bare-metal program, be it a loader or the bare-metal program itself.</text:p>
      <text:p text:style-name="P5">The IPL medium created with this content is suitable for direct use with the Hercules mainframe emulator with <text:s/>appropriate configuration files.</text:p>
      <text:p text:style-name="P5"/>
      <text:p text:style-name="P5"/>
      <text:p text:style-name="P8"/>
      <text:h text:style-name="Heading_20_1" text:outline-level="1">Packaging Standard for Mainframe Booting</text:h>
      <text:p text:style-name="Text_20_body">A packaging standard for IBM mainframe bare-metal programs has been developed as a supplement to the two mainframe specific ELF ABI Supplements:</text:p>
      <text:list xml:id="list681285665" text:style-name="L9">
        <text:list-item>
          <text:p text:style-name="P24">the s390 32-bit supplement for use with IBM's ESA/390, and </text:p>
        </text:list-item>
        <text:list-item>
          <text:p text:style-name="P24">the s390 64-bit supplement for use with IBM's z/Architecture</text:p>
        </text:list-item>
      </text:list>
      <text:p text:style-name="Text_20_body">and extends the ELF definition to include System/370. <text:s/>Because no System/370 ELF ABI supplement was ever developed, the IPL ELF ABI Supplement alters slightly the 32-bit ELF for use with System/370.</text:p>
      <text:p text:style-name="Text_20_body">Links to all of the related reference specifications can be found at the Linux Foundation:</text:p>
      <text:p text:style-name="P3"><text:a xlink:type="simple" xlink:href="http://refspecs.linuxbase.org/">http://refspecs.linuxbase.org/</text:a><text:a xlink:type="simple" xlink:href="http://refspecs.linuxbase.org/"><text:span text:style-name="T5">.</text:span></text:a></text:p>
      <text:p text:style-name="Text_20_body">This packaging standard, the s390 IPL ELF ABI Supplement, is both provided and implemented by the SATK. <text:s/>The programming and build tools create an ELF executable as defined by the IPL ELF ABI Supplement. <text:s/>The media creation tools understand the executable's structure and use it to deploy the bare-metal program onto emulated media suitable for use with an IBM mainframe real, virtual or emulated environment.</text:p>
      <text:p text:style-name="Text_20_body">Because the tool kit targets stand-alone programs packaged as a form of s390 ELF executable, the tool kit has been named: Stand-Alone Tool Kit for s390. <text:s/>The name may be shortened to simply SATK.</text:p>
      <text:h text:style-name="Heading_20_2" text:outline-level="2">IPL Medium Record Content</text:h>
      <text:p text:style-name="Text_20_body">The preceding section describes the mainframe IPL function and its role in the the IBM mainframe boot process. <text:s/>From this description, a standard strategy emerges that is independent of actual medium being used. <text:s/>Regardless of the IPL medium, the boot process described above depends upon:</text:p>
      <text:list xml:id="list391822398" text:style-name="L10">
        <text:list-item>
          <text:p text:style-name="P25">reading a bare-metal program (possibly a boot loader), and,</text:p>
        </text:list-item>
        <text:list-item>
          <text:p text:style-name="P25">optionally, assigned storage content with a</text:p>
        </text:list-item>
        <text:list-item>
          <text:p text:style-name="P25">string of CCW's constituting a complete channel program, </text:p>
        </text:list-item>
        <text:list-item>
          <text:p text:style-name="P25">frequently bootstrapped from the initial CCW's that are themselves</text:p>
        </text:list-item>
        <text:list-item>
          <text:p text:style-name="P25">read by the initial read operation generated by the hardware </text:p>
        </text:list-item>
      </text:list>
      <text:p text:style-name="Text_20_body">when the IPL function is initiated. <text:s/>This summary of the boot process supported by the SATK is mostly in the reverse order that actually occurs in the process itself. <text:s/>If the sequence is adjusted for the actual sequence and the individual IPL medium content is isolated, the following sequence occurs:</text:p>
      <text:list xml:id="list357187590" text:style-name="L11">
        <text:list-item>
          <text:p text:style-name="P26">24-bytes read by the initial IPL Read CCW order generated by the hardware</text:p>
        </text:list-item>
        <text:list-item>
          <text:p text:style-name="P26"><text:soft-page-break/>additional CCW's that constitute the complete channel program that reads the bare-metal program (possibly a boot loader) and the optional assigned storage content</text:p>
        </text:list-item>
        <text:list-item>
          <text:p text:style-name="P26">the initial bare-metal program, possibly a boot loader</text:p>
        </text:list-item>
        <text:list-item>
          <text:p text:style-name="P26">the optional assigned storage content and</text:p>
        </text:list-item>
        <text:list-item>
          <text:p text:style-name="P26">the actual bare-metal program when an initial boot loader performs its loading.</text:p>
        </text:list-item>
      </text:list>
      <text:p text:style-name="Text_20_body">The data read or written by a CCW is considered to be a physical record on the medium. <text:s/>Each of these pieces of the IPL boot process can be assigned to a physical record. <text:s/>Careful examination of this description shows that there are essentially four scenarios possible for the boot process supported by the SATK:</text:p>
      <text:list xml:id="list1560563446" text:style-name="L12">
        <text:list-item>
          <text:p text:style-name="P27">with or without a boot loader and</text:p>
        </text:list-item>
        <text:list-item>
          <text:p text:style-name="P27">with or without assigned storage content.</text:p>
        </text:list-item>
      </text:list>
      <text:p text:style-name="Text_20_body">If each of the pieces of the boot process are assigned a record number (starting with zero) the following sequences are possi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2">IPL Records</text:p>
            </table:table-cell>
            <table:table-cell table:style-name="Table1.A1" office:value-type="string">
              <text:p text:style-name="P12">Scenario 1</text:p>
            </table:table-cell>
            <table:table-cell table:style-name="Table1.A1" office:value-type="string">
              <text:p text:style-name="P12">Scenario 2</text:p>
            </table:table-cell>
            <table:table-cell table:style-name="Table1.A1" office:value-type="string">
              <text:p text:style-name="P12">Scenario 3</text:p>
            </table:table-cell>
            <table:table-cell table:style-name="Table1.E1" office:value-type="string">
              <text:p text:style-name="P12">Scenario 4</text:p>
            </table:table-cell>
          </table:table-row>
        </table:table-header-rows>
        <table:table-row>
          <table:table-cell table:style-name="Table1.A2" office:value-type="string">
            <text:p text:style-name="P10">w/wo Loader</text:p>
          </table:table-cell>
          <table:table-cell table:style-name="Table1.A2" office:value-type="string">
            <text:p text:style-name="P11">no</text:p>
          </table:table-cell>
          <table:table-cell table:style-name="Table1.A2" office:value-type="string">
            <text:p text:style-name="P11">no</text:p>
          </table:table-cell>
          <table:table-cell table:style-name="Table1.A2" office:value-type="string">
            <text:p text:style-name="P11">yes</text:p>
          </table:table-cell>
          <table:table-cell table:style-name="Table1.E2" office:value-type="string">
            <text:p text:style-name="P11">yes</text:p>
          </table:table-cell>
        </table:table-row>
        <table:table-row>
          <table:table-cell table:style-name="Table1.A2" office:value-type="string">
            <text:p text:style-name="P10">w/wo Ass. Stg.</text:p>
          </table:table-cell>
          <table:table-cell table:style-name="Table1.A2" office:value-type="string">
            <text:p text:style-name="P11">no</text:p>
          </table:table-cell>
          <table:table-cell table:style-name="Table1.A2" office:value-type="string">
            <text:p text:style-name="P11">yes</text:p>
          </table:table-cell>
          <table:table-cell table:style-name="Table1.A2" office:value-type="string">
            <text:p text:style-name="P11">no</text:p>
          </table:table-cell>
          <table:table-cell table:style-name="Table1.E2" office:value-type="string">
            <text:p text:style-name="P11">yes</text:p>
          </table:table-cell>
        </table:table-row>
        <table:table-row>
          <table:table-cell table:style-name="Table1.A2" office:value-type="string">
            <text:p text:style-name="P10">Record 0 </text:p>
          </table:table-cell>
          <table:table-cell table:style-name="Table1.A2" office:value-type="string">
            <text:p text:style-name="P10">IPL Read data</text:p>
          </table:table-cell>
          <table:table-cell table:style-name="Table1.A2" office:value-type="string">
            <text:p text:style-name="P10">IPL Read data</text:p>
          </table:table-cell>
          <table:table-cell table:style-name="Table1.A2" office:value-type="string">
            <text:p text:style-name="P10">IPL Read data</text:p>
          </table:table-cell>
          <table:table-cell table:style-name="Table1.E2" office:value-type="string">
            <text:p text:style-name="P10">IPL Read data</text:p>
          </table:table-cell>
        </table:table-row>
        <table:table-row>
          <table:table-cell table:style-name="Table1.A2" office:value-type="string">
            <text:p text:style-name="P10">Record 1</text:p>
          </table:table-cell>
          <table:table-cell table:style-name="Table1.A2" office:value-type="string">
            <text:p text:style-name="P10">More CCW's</text:p>
          </table:table-cell>
          <table:table-cell table:style-name="Table1.A2" office:value-type="string">
            <text:p text:style-name="P10">More CCW's</text:p>
          </table:table-cell>
          <table:table-cell table:style-name="Table1.A2" office:value-type="string">
            <text:p text:style-name="P10">More CCW's</text:p>
          </table:table-cell>
          <table:table-cell table:style-name="Table1.E2" office:value-type="string">
            <text:p text:style-name="P10">More CCW's</text:p>
          </table:table-cell>
        </table:table-row>
        <table:table-row>
          <table:table-cell table:style-name="Table1.A2" office:value-type="string">
            <text:p text:style-name="P10">Record 2</text:p>
          </table:table-cell>
          <table:table-cell table:style-name="Table1.A2" office:value-type="string">
            <text:p text:style-name="P10">The Program record</text:p>
          </table:table-cell>
          <table:table-cell table:style-name="Table1.A2" office:value-type="string">
            <text:p text:style-name="P10">The Program record</text:p>
          </table:table-cell>
          <table:table-cell table:style-name="Table1.A2" office:value-type="string">
            <text:p text:style-name="P10">Boot Loader record</text:p>
          </table:table-cell>
          <table:table-cell table:style-name="Table1.E2" office:value-type="string">
            <text:p text:style-name="P10">Boot Loader record</text:p>
          </table:table-cell>
        </table:table-row>
        <table:table-row>
          <table:table-cell table:style-name="Table1.A2" office:value-type="string">
            <text:p text:style-name="P10">Record 3</text:p>
          </table:table-cell>
          <table:table-cell table:style-name="Table1.A2" office:value-type="string">
            <text:p text:style-name="P10"/>
          </table:table-cell>
          <table:table-cell table:style-name="Table1.A2" office:value-type="string">
            <text:p text:style-name="P10">Assigned stg. data</text:p>
          </table:table-cell>
          <table:table-cell table:style-name="Table1.A2" office:value-type="string">
            <text:p text:style-name="P11">not used</text:p>
          </table:table-cell>
          <table:table-cell table:style-name="Table1.E2" office:value-type="string">
            <text:p text:style-name="P10">Assigned stg. data</text:p>
          </table:table-cell>
        </table:table-row>
        <table:table-row>
          <table:table-cell table:style-name="Table1.A2" office:value-type="string">
            <text:p text:style-name="P10">Record 4</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First program record</text:p>
          </table:table-cell>
          <table:table-cell table:style-name="Table1.E2" office:value-type="string">
            <text:p text:style-name="P10">First program record</text:p>
          </table:table-cell>
        </table:table-row>
        <table:table-row>
          <table:table-cell table:style-name="Table1.A2" office:value-type="string">
            <text:p text:style-name="P10">Record 5 +</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More program records</text:p>
          </table:table-cell>
          <table:table-cell table:style-name="Table1.E2" office:value-type="string">
            <text:p text:style-name="P10">More program records</text:p>
          </table:table-cell>
        </table:table-row>
      </table:table>
      <text:p text:style-name="Text_20_body"/>
      <text:p text:style-name="Text_20_body">A few observations can be made from the above table. <text:s/>Record 3 containing content placed in storage locations 0-511 is optional. <text:s/>The reason for a boot loader is also easy to discern. <text:s/>Different mainframe IPL media have different maximum record sizes. <text:s/>Any bare-metal program exceeding the size of the medium's maximum record size will require a boot loader (that does fit within the devices maximum record size) to load the actual bare-metal program. <text:s/></text:p>
      <text:p text:style-name="Text_20_body">The IPL ELF ABI Supplement, described in the following section, defines how the content of these records will be identified and packaged within an Executable and Linking Format structured file.</text:p>
      <text:h text:style-name="Heading_20_2" text:outline-level="2">Executable and Linking Format File Structure</text:h>
      <text:p text:style-name="Text_20_body">The ELF file structure is very straight forward. <text:s/>It contains:</text:p>
      <text:list xml:id="list2059585037" text:style-name="L13">
        <text:list-item>
          <text:p text:style-name="P28">A header that points to</text:p>
        </text:list-item>
        <text:list-item>
          <text:p text:style-name="P28">a section table and/or a program segment table that point to</text:p>
        </text:list-item>
        <text:list-item>
          <text:p text:style-name="P28"><text:soft-page-break/>Sections or segments, respectively.</text:p>
        </text:list-item>
      </text:list>
      <text:p text:style-name="Text_20_body">An ELF object file contains only a header, a section table and sections. <text:s/>An ELF executable file contains a header, a program segment table and program segments. <text:s/>Optionally, an ELF executable file may contain a section table and sections. <text:s/>Certain functions, such as dynamic linking or relocation require the section table and sections related to these functions. <text:s/>Support by the SATK for run-time relocation is a goal. <text:s/>Dynamic linking is not presently under consideration.</text:p>
      <text:p text:style-name="Text_20_body">Language processors create files in the ELF object file format. <text:s/>A linkage editor transforms one or more ELF object files into a single ELF executable. <text:s/>During the linking process, sections from input object files are placed into program segments defined by the linkage editor control script. <text:s/>For the various types of record data required by the mainframe IPL function to be recognized within an ELF that is packaging the content, each type of data requires its own section (for an ELF object file) or program segment (for an ELF executable file). <text:s text:c="2"/>A standardized mapping of IPL function data to ELF section names and program segment identifiers allows the ELF file format to package this special content. <text:s/>By using the ELF executable file format as the packaging standard, the ELF content is bound to actual storage locations. <text:s/>This means that pointers within a program will contain an actual address in an executable. <text:s/>Address fields within an s390 ELF object file do not.</text:p>
      <text:p text:style-name="Text_20_body">Because special sections within an object file have special meaning within an IPL ELF, special linkage editor script considerations apply to ensure the linking process maps the special section into its special segment. <text:s/>The special segments themselves impose requirements on the linkage editor script as well. <text:s/>The different architectural levels of the mainframe also have certain considerations that drive where content should be loaded into mainframe storage. <text:s/>Because the linkage editor binds the executable content to actual storage locations, these mainframe architectural considerations drives some linkage editor script content.</text:p>
      <text:p text:style-name="Text_20_body">The SATK provides a utility that inspects the ELF object file and creates a linkage editor script that will accommodate the architectural needs of the targeted mainframe and the requirements for special sections to be placed into special segments. <text:s/>This utility, the IPL Linker Pre-Processor, creates a linkage editor script for linking the specific IPL ELF object file into its corresponding IPL ELF executable. <text:s/>The executable can then be utilized by the IPL Medium Preparation Processor for the creation of the IPL medium.</text:p>
      <text:p text:style-name="Text_20_body">Like the IPL Medium Preparation Processor for IPL medium create, the <text:span text:style-name="T4">IPL Linker Pre-Processor utility addresses all of the relationships driving IPL ELF executable creation</text:span>. <text:s/>It is located within the SATK at:</text:p>
      <text:p text:style-name="P4">tools/ipl/ipldpp.py<text:span text:style-name="T6">.</text:span></text:p>
      <text:p text:style-name="P6"><text:span text:style-name="T6">For details on the special sections and segments and how each is used in supporting the IPL function, please refer to the </text:span><text:span text:style-name="T7">IPL ELF ABI Supplement</text:span><text:span text:style-name="T6">.</text:span></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ainframe Boot Process and Packaging Standard</text:p>
      </style:header>
      <style:footer>
        <text:p text:style-name="MP2">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4-13T15:58:00</meta:creation-date>
    <meta:generator>LibreOffice/3.6$Linux_X86_64 LibreOffice_project/360m1$Build-304</meta:generator>
    <dc:date>2014-09-14T11:02:19</dc:date>
    <meta:editing-duration>P1DT16H26M9S</meta:editing-duration>
    <meta:editing-cycles>138</meta:editing-cycles>
    <meta:document-statistic meta:table-count="1" meta:image-count="0" meta:object-count="0" meta:page-count="12" meta:paragraph-count="184" meta:word-count="4720" meta:character-count="29231" meta:non-whitespace-character-count="24574"/>
    <meta:user-defined meta:name="Info 1"/>
    <meta:user-defined meta:name="Info 2"/>
    <meta:user-defined meta:name="Info 3"/>
    <meta:user-defined meta:name="Info 4"/>
  </office:meta>
</office:document-meta>
</file>